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20-01-06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9-03-07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8-04-30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8-02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7-12-14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7-08-24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7-07-2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7-04-0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6-08-09 0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4-08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4-03-2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3-08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3-04-0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2-03-12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1-08-03 0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0-09-13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10-03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9-08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8-08-1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8-03-03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7-08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7-04-1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6-07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5-09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4-03-0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9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8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9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7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7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8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1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6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7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5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8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304107543701</text:p>
          </table:table-cell>
          <table:table-cell office:value-type="string" calcext:value-type="string">
            <text:p>194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1" meta:object-count="0"/>
    <meta:user-defined meta:name="AppVersion">3.0</meta:user-defined>
  </office:meta>
</office:document-meta>
</file>